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style:font-name-complex="Arial"/>
    </style:style>
    <style:style style:name="P3" style:family="paragraph" style:parent-style-name="Standard">
      <style:text-properties style:font-name="Calibri" fo:font-size="10pt" style:font-size-asian="10pt" style:font-name-complex="Arial"/>
    </style:style>
    <style:style style:name="P4" style:family="paragraph" style:parent-style-name="Standard">
      <style:text-properties style:font-name="Calibri" fo:font-size="10pt" fo:language="fr" fo:country="FR" style:font-size-asian="10pt" style:language-asian="fr" style:country-asian="FR" style:font-name-complex="Arial"/>
    </style:style>
    <style:style style:name="P5" style:family="paragraph" style:parent-style-name="Standard" style:list-style-name="WW8Num15">
      <style:text-properties style:font-name="Calibri" fo:font-size="9pt" style:font-size-asian="9pt" style:font-name-complex="Arial"/>
    </style:style>
    <style:style style:name="P6" style:family="paragraph" style:parent-style-name="Standard" style:list-style-name="WW8Num9">
      <style:text-properties style:font-name="Calibri" fo:font-size="10.5pt" fo:font-weight="bold" style:font-size-asian="10.5pt" style:font-weight-asian="bold" style:font-name-complex="Arial" style:font-weight-complex="bold"/>
    </style:style>
    <style:style style:name="P7" style:family="paragraph" style:parent-style-name="Standard" style:list-style-name="WW8Num9">
      <style:text-properties style:font-name="Calibri" fo:font-size="10.5pt" fo:font-weight="bold" style:font-size-asian="10.5pt" style:font-weight-asian="bold" style:font-name-complex="Arial"/>
    </style:style>
    <style:style style:name="P8" style:family="paragraph" style:parent-style-name="Standard" style:list-style-name="WW8Num9">
      <style:paragraph-properties fo:text-align="justify" style:justify-single-word="false"/>
      <style:text-properties style:font-name="Calibri" fo:font-size="10.5pt" fo:font-weight="bold" style:font-size-asian="10.5pt" style:font-weight-asian="bold" style:font-name-complex="Arial" style:font-size-complex="15pt" style:font-weight-complex="bold"/>
    </style:style>
    <style:style style:name="P9" style:family="paragraph" style:parent-style-name="Standard">
      <style:text-properties style:font-name="Calibri" style:font-name-complex="Calibri"/>
    </style:style>
    <style:style style:name="P10" style:family="paragraph" style:parent-style-name="Standard">
      <style:text-properties fo:text-transform="uppercase" style:font-name="Calibri" fo:font-size="10.5pt" style:font-size-asian="10.5pt" style:font-name-complex="Arial"/>
    </style:style>
    <style:style style:name="P11" style:family="paragraph" style:parent-style-name="Standard">
      <style:text-properties fo:text-transform="uppercase" style:font-name="Calibri" fo:font-size="9pt" style:font-size-asian="9pt" style:font-name-complex="Calibri" style:font-size-complex="9pt"/>
    </style:style>
    <style:style style:name="P12" style:family="paragraph" style:parent-style-name="Standard">
      <style:paragraph-properties fo:margin-top="0.176cm" fo:margin-bottom="0cm" loext:contextual-spacing="false" fo:text-align="center" style:justify-single-word="false"/>
      <style:text-properties style:font-name="Calibri" fo:font-size="15pt" style:text-underline-style="solid" style:text-underline-width="auto" style:text-underline-color="font-color" style:font-size-asian="15pt" style:font-name-complex="Arial" style:font-size-complex="15pt"/>
    </style:style>
    <style:style style:name="P13" style:family="paragraph" style:parent-style-name="Standard">
      <style:paragraph-properties fo:margin-left="1.249cm" fo:margin-right="0cm" fo:margin-top="0.176cm" fo:margin-bottom="0cm" loext:contextual-spacing="false" fo:text-indent="1.249cm" style:auto-text-indent="false"/>
      <style:text-properties style:font-name="Calibri" fo:font-size="10.5pt" style:font-size-asian="10.5pt" style:font-size-complex="10pt"/>
    </style:style>
    <style:style style:name="P14" style:family="paragraph" style:parent-style-name="Standard">
      <style:paragraph-properties fo:margin-left="1.249cm" fo:margin-right="0cm" fo:margin-top="0.176cm" fo:margin-bottom="0cm" loext:contextual-spacing="false" fo:text-indent="1.249cm" style:auto-text-indent="false"/>
      <style:text-properties style:font-name="Calibri" fo:font-size="10.5pt" style:font-size-asian="10.5pt" style:font-name-complex="Arial" style:font-size-complex="10pt"/>
    </style:style>
    <style:style style:name="P15" style:family="paragraph" style:parent-style-name="Standard">
      <style:paragraph-properties fo:margin-left="1.249cm" fo:margin-right="0cm" fo:margin-top="0.176cm" fo:margin-bottom="0cm" loext:contextual-spacing="false" fo:text-indent="1.249cm" style:auto-text-indent="false"/>
      <style:text-properties style:font-name="Calibri" fo:font-size="10.5pt" style:text-underline-style="solid" style:text-underline-width="auto" style:text-underline-color="font-color" style:font-size-asian="10.5pt" style:font-name-complex="Arial" style:font-size-complex="10pt"/>
    </style:style>
    <style:style style:name="P16" style:family="paragraph" style:parent-style-name="Standard">
      <style:paragraph-properties fo:margin-left="1.249cm" fo:margin-right="0cm" fo:text-indent="1.249cm" style:auto-text-indent="false"/>
    </style:style>
    <style:style style:name="P17" style:family="paragraph" style:parent-style-name="Standard">
      <style:paragraph-properties fo:margin-left="1.249cm" fo:margin-right="0cm" fo:text-indent="1.249cm" style:auto-text-indent="false"/>
      <style:text-properties style:font-name="Calibri" fo:font-size="9pt" style:font-size-asian="9pt" style:font-name-complex="Arial"/>
    </style:style>
    <style:style style:name="P18" style:family="paragraph" style:parent-style-name="Standard">
      <style:paragraph-properties fo:margin-left="1.249cm" fo:margin-right="0cm" fo:text-indent="1.249cm" style:auto-text-indent="false"/>
      <style:text-properties style:font-name="Calibri" fo:font-size="9pt" style:font-size-asian="9pt" style:font-name-complex="Arial" style:font-size-complex="9pt"/>
    </style:style>
    <style:style style:name="P19" style:family="paragraph" style:parent-style-name="Standard">
      <style:paragraph-properties fo:margin-left="2.498cm" fo:margin-right="0cm" fo:text-indent="0cm" style:auto-text-indent="false">
        <style:tab-stops>
          <style:tab-stop style:position="3.387cm"/>
        </style:tab-stops>
      </style:paragraph-properties>
      <style:text-properties style:font-name="Calibri" fo:font-size="9pt" style:font-size-asian="9pt" style:font-name-complex="Arial"/>
    </style:style>
    <style:style style:name="P20" style:family="paragraph" style:parent-style-name="Standard">
      <style:paragraph-properties fo:margin-left="2.498cm" fo:margin-right="0cm" fo:text-indent="0cm" style:auto-text-indent="false"/>
      <style:text-properties style:font-name="Calibri" fo:font-size="9pt" style:font-size-asian="9pt" style:font-name-complex="Arial" style:font-size-complex="9pt"/>
    </style:style>
    <style:style style:name="P21" style:family="paragraph" style:parent-style-name="Standard">
      <style:paragraph-properties fo:margin-left="3.747cm" fo:margin-right="0cm" fo:text-indent="1.249cm" style:auto-text-indent="false"/>
      <style:text-properties style:font-name="Calibri" fo:font-size="9pt" style:font-size-asian="9pt" style:font-name-complex="Arial"/>
    </style:style>
    <style:style style:name="P22" style:family="paragraph" style:parent-style-name="Standard">
      <style:paragraph-properties fo:margin-left="0.656cm" fo:margin-right="0cm" fo:text-indent="1.249cm" style:auto-text-indent="false"/>
      <style:text-properties style:font-name="Calibri" fo:font-size="10pt" style:font-size-asian="10pt" style:font-name-complex="Arial" style:font-size-complex="15pt"/>
    </style:style>
    <style:style style:name="P23" style:family="paragraph" style:parent-style-name="Standard">
      <style:paragraph-properties fo:margin-left="1.905cm" fo:margin-right="0cm" fo:text-indent="0cm" style:auto-text-indent="false"/>
      <style:text-properties style:font-name="Calibri" fo:font-size="10pt" style:font-size-asian="10pt" style:font-name-complex="Arial" style:font-size-complex="15pt"/>
    </style:style>
    <style:style style:name="P24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Calibri" fo:font-size="10pt" style:font-size-asian="10pt" style:font-name-complex="Arial" style:font-size-complex="15pt"/>
    </style:style>
    <style:style style:name="P25" style:family="paragraph" style:parent-style-name="Heading_20_1" style:master-page-name="Standard">
      <style:paragraph-properties fo:line-height="100%" fo:text-align="center" style:justify-single-word="false" style:page-number="auto"/>
      <style:text-properties style:font-name="Calibri" fo:font-size="25pt" style:font-size-asian="25pt" style:font-name-complex="Arial" style:font-size-complex="25pt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Footer">
      <style:paragraph-properties fo:text-align="center" style:justify-single-word="false">
        <style:tab-stops/>
      </style:paragraph-properties>
      <style:text-properties style:font-name="Calibri" fo:font-size="15pt" style:font-size-asian="15pt" style:font-name-complex="Arial"/>
    </style:style>
    <style:style style:name="P28" style:family="paragraph" style:parent-style-name="Footer">
      <style:paragraph-properties>
        <style:tab-stops/>
      </style:paragraph-properties>
      <style:text-properties style:font-name="Calibri" fo:font-size="10pt" style:font-size-asian="10pt" style:font-name-complex="Arial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style:font-name="Calibri" fo:font-size="24pt" style:font-size-asian="24pt" style:font-name-complex="Arial"/>
    </style:style>
    <style:style style:name="P30" style:family="paragraph" style:parent-style-name="Heading_20_3" style:list-style-name="WW8Num5">
      <style:text-properties fo:font-variant="normal" fo:text-transform="none" style:font-name="Calibri" fo:font-size="10.5pt" style:font-size-asian="10.5pt" style:font-name-complex="Arial"/>
    </style:style>
    <style:style style:name="P31" style:family="paragraph" style:parent-style-name="Heading_20_3" style:list-style-name="WW8Num15">
      <style:text-properties fo:font-variant="normal" fo:text-transform="none" style:font-name="Calibri" fo:font-size="9pt" fo:font-weight="normal" style:font-size-asian="9pt" style:font-weight-asian="normal" style:font-weight-complex="bold"/>
    </style:style>
    <style:style style:name="P32" style:family="paragraph" style:parent-style-name="Heading_20_3" style:list-style-name="WW8Num15">
      <style:text-properties fo:font-variant="normal" fo:text-transform="none" style:font-name="Calibri" fo:font-size="9pt" fo:font-weight="normal" style:font-size-asian="9pt" style:font-weight-asian="normal" style:font-name-complex="Arial" style:font-weight-complex="bold"/>
    </style:style>
    <style:style style:name="P33" style:family="paragraph" style:parent-style-name="Heading_20_3">
      <style:paragraph-properties fo:margin-left="1.244cm" fo:margin-right="0cm" fo:text-indent="0cm" style:auto-text-indent="false"/>
      <style:text-properties fo:font-variant="normal" fo:text-transform="none" style:font-name="Calibri" fo:font-size="10.5pt" style:font-size-asian="10.5pt" style:font-name-complex="Arial"/>
    </style:style>
    <style:style style:name="P34" style:family="paragraph" style:parent-style-name="Heading_20_3" style:list-style-name="WW8Num8">
      <style:paragraph-properties fo:margin-left="1.905cm" fo:margin-right="0cm" fo:text-indent="0.596cm" style:auto-text-indent="false">
        <style:tab-stops>
          <style:tab-stop style:position="3.387cm"/>
        </style:tab-stops>
      </style:paragraph-properties>
      <style:text-properties fo:font-variant="normal" fo:text-transform="none" style:font-name="Calibri" fo:font-size="9pt" fo:font-weight="normal" style:font-size-asian="9pt" style:font-weight-asian="normal" style:font-name-complex="Arial" style:font-weight-complex="bold"/>
    </style:style>
    <style:style style:name="P35" style:family="paragraph" style:parent-style-name="Heading_20_4">
      <style:paragraph-properties fo:text-align="center" style:justify-single-word="false"/>
      <style:text-properties fo:font-variant="normal" fo:text-transform="none" fo:color="#000000" style:font-name="Calibri" fo:font-size="10pt" fo:font-weight="normal" style:font-size-asian="10pt" style:font-weight-asian="normal" style:font-name-complex="Arial" style:font-weight-complex="bold"/>
    </style:style>
    <style:style style:name="P3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size="15pt" style:font-size-asian="15pt" style:font-name-complex="Arial"/>
    </style:style>
    <style:style style:name="T3" style:family="text">
      <style:text-properties style:font-name="Calibri" fo:font-size="24pt" style:font-size-asian="24pt" style:font-name-complex="Arial"/>
    </style:style>
    <style:style style:name="T4" style:family="text">
      <style:text-properties style:font-name="Calibri" fo:font-size="10pt" style:font-size-asian="10pt" style:font-name-complex="Arial"/>
    </style:style>
    <style:style style:name="T5" style:family="text">
      <style:text-properties style:font-name="Calibri" fo:font-size="10.5pt" fo:font-weight="bold" style:font-size-asian="10.5pt" style:font-weight-asian="bold" style:font-name-complex="Arial" style:font-weight-complex="bold"/>
    </style:style>
    <style:style style:name="T6" style:family="text">
      <style:text-properties style:font-name="Calibri" fo:font-size="9pt" style:font-size-asian="9pt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font-size-complex="25pt"/>
    </style:style>
    <style:style style:name="T9" style:family="text">
      <style:text-properties fo:font-size="24pt" style:font-size-asian="24pt"/>
    </style:style>
    <style:style style:name="T10" style:family="text">
      <style:text-properties fo:color="#000000" style:font-name="Calibri" fo:font-size="10pt" fo:font-weight="normal" style:font-size-asian="10pt" style:font-weight-asian="normal" style:font-name-complex="Arial" style:font-weight-complex="bold"/>
    </style:style>
    <style:style style:name="T11" style:family="text">
      <style:text-properties fo:color="#000000" fo:font-weight="normal" style:font-weight-asian="normal" style:font-name-complex="Arial" style:font-weight-complex="bold"/>
    </style:style>
    <style:style style:name="T12" style:family="text">
      <style:text-properties style:font-name-asian="Calibri" style:font-name-complex="Calibri"/>
    </style:style>
    <style:style style:name="T13" style:family="text">
      <style:text-properties style:font-size-complex="10pt"/>
    </style:style>
    <style:style style:name="T14" style:family="text">
      <style:text-properties fo:font-variant="normal" fo:text-transform="none" fo:font-weight="normal" style:font-weight-asian="normal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text-transform="uppercase" style:font-name="Calibri" fo:font-size="9pt" style:font-size-asian="9pt" style:font-name-complex="Arial" style:font-size-complex="9pt"/>
    </style:style>
    <style:style style:name="T18" style:family="text">
      <style:text-properties fo:color="#ff0000"/>
    </style:style>
    <style:style style:name="T19" style:family="text">
      <style:text-properties fo:color="#ff0000" style:font-name="Calibri" fo:font-size="10pt" style:font-size-asian="10pt" style:font-name-complex="Arial" style:font-size-complex="15pt"/>
    </style:style>
    <style:style style:name="T20" style:family="text">
      <style:text-properties style:font-name="Microsoft Sans Serif" fo:font-size="9pt" style:font-size-asian="9pt" style:font-name-complex="Microsoft Sans Serif" style:font-size-complex="9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291cm" fo:min-width="13.723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Licence 1 STAPS</text:h>
      <text:p text:style-name="P27">Université Blaise Pascal</text:p>
      <text:p text:style-name="P1"><text:span text:style-name="T2">2014/2015</text:span></text:p>
      <text:p text:style-name="P4"><draw:custom-shape text:anchor-type="char" draw:z-index="0" draw:style-name="gr1" draw:text-style-name="P36" svg:width="14.606cm" svg:height="1.751cm" svg:x="2.249cm" svg:y="0.374cm"><text:p/><draw:enhanced-geometry svg:viewBox="0 0 21600 21600" draw:type="rectangle" draw:enhanced-path="M 0 0 L 21600 0 21600 21600 0 21600 0 0 Z N"/></draw:custom-shape></text:p>
      <text:h text:style-name="P29" text:outline-level="3">Economie et gestion du sport</text:h>
      <text:p text:style-name="P2">(ens. 212)</text:p>
      <text:p text:style-name="P2"/>
      <text:h text:style-name="P35" text:outline-level="4">Dieter HILLAIRET – Maître de conférences UBP</text:h>
      <text:p text:style-name="P13"><text:span text:style-name="T12"><text:s/></text:span><text:span text:style-name="T7"><text:tab/><text:tab/><text:tab/><text:tab/></text:span></text:p>
      <text:p text:style-name="P12">Plan prévisionnel</text:p>
      <text:p text:style-name="P15"/>
      <text:p text:style-name="P14"/>
      <text:list xml:id="list1284360621769926579" text:style-name="WW8Num5">
        <text:list-item>
          <text:h text:style-name="P30" text:outline-level="3">Avant-propos</text:h>
        </text:list-item>
      </text:list>
      <text:h text:style-name="P33" text:outline-level="3"/>
      <text:list xml:id="list202151219773140" text:continue-numbering="true" text:style-name="WW8Num5">
        <text:list-item>
          <text:h text:style-name="P30" text:outline-level="3">Introduction </text:h>
        </text:list-item>
      </text:list>
      <text:p text:style-name="P10"/>
      <text:list xml:id="list202150456435556" text:continue-numbering="true" text:style-name="WW8Num5">
        <text:list-item>
          <text:h text:style-name="P30" text:outline-level="3">Différentes modalités de lecture du marché et du secteur des sports</text:h>
        </text:list-item>
      </text:list>
      <text:list xml:id="list2070449298348955714" text:style-name="WW8Num8">
        <text:list-item>
          <text:list>
            <text:list-item>
              <text:h text:style-name="P34" text:outline-level="3">Notions et concepts de base</text:h>
            </text:list-item>
          </text:list>
        </text:list-item>
      </text:list>
      <text:p text:style-name="P19">3.2.<text:tab/>Les trois façons d’aborder le marché et le secteur des sports</text:p>
      <text:list xml:id="list5780097692604555570" text:style-name="WW8Num15">
        <text:list-item>
          <text:list>
            <text:list-item>
              <text:h text:style-name="P31" text:outline-level="3"><text:span text:style-name="T12"><text:s text:c="3"/></text:span><text:span text:style-name="T7">Les principaux domaines d’activités économiques du marché des sports</text:span></text:h>
              <text:list>
                <text:list-item>
                  <text:p text:style-name="P5">Les activités économiques liées aux produits et aux services</text:p>
                </text:list-item>
                <text:list-item>
                  <text:p text:style-name="P5">Les activités économiques liées aux spectacles sportifs</text:p>
                </text:list-item>
              </text:list>
            </text:list-item>
            <text:list-item>
              <text:h text:style-name="P32" text:outline-level="3">Les activités économiques périphériques et connexes</text:h>
            </text:list-item>
            <text:list-item>
              <text:p text:style-name="P5">Les deux formes principales de consommation du sport</text:p>
              <text:list>
                <text:list-item>
                  <text:p text:style-name="P5">La consommation active</text:p>
                </text:list-item>
                <text:list-item>
                  <text:p text:style-name="P5">La consommation passive</text:p>
                </text:list-item>
              </text:list>
            </text:list-item>
            <text:list-item>
              <text:p text:style-name="P5">Un usage et des modes de consommation non ordinaires !</text:p>
              <text:list>
                <text:list-item>
                  <text:p text:style-name="P5">Une grande variabilité sur l’utilité et la nécessité</text:p>
                </text:list-item>
                <text:list-item>
                  <text:p text:style-name="P5">La prévalence d’une forte concurrence de substitution</text:p>
                </text:list-item>
                <text:list-item>
                  <text:p text:style-name="P5">L’existence d’une forte incertitude structurelle</text:p>
                </text:list-item>
              </text:list>
            </text:list-item>
            <text:list-item>
              <text:p text:style-name="P5">L’importance des externalités</text:p>
              <text:list>
                <text:list-item>
                  <text:p text:style-name="P5">Les externalités positives</text:p>
                </text:list-item>
                <text:list-item>
                  <text:p text:style-name="P5">Les externalités négatives</text:p>
                </text:list-item>
              </text:list>
            </text:list-item>
          </text:list>
        </text:list-item>
      </text:list>
      <text:p text:style-name="P28"/>
      <text:list xml:id="list6688499443057551642" text:style-name="WW8Num9">
        <text:list-item>
          <text:p text:style-name="P6">Le poids économique du sport</text:p>
        </text:list-item>
      </text:list>
      <text:p text:style-name="P16"><text:span text:style-name="T4">4.1. </text:span><text:span text:style-name="T6">Notions et concepts de base</text:span></text:p>
      <text:p text:style-name="P17"><text:tab/>4.1.1 Quelques éléments de lecture historiques et industriels</text:p>
      <text:p text:style-name="P17"><text:tab/>4.1.2. Quelques notions clés à la base de l’économie du sport</text:p>
      <text:p text:style-name="P17">4.2. Poids économiques des principales branches d’activités du secteur</text:p>
      <text:p text:style-name="P17"><text:tab/>4.2.1. L’industrie des articles de sport (IAS)</text:p>
      <text:p text:style-name="P17"><text:tab/><text:tab/>4.2.1.1. Les modes d’identification et de référencement des entreprises du secteur</text:p>
      <text:p text:style-name="P17"><text:tab/><text:tab/>4.2.1.2. Les fabricants d’articles de sport</text:p>
      <text:p text:style-name="P17"><text:tab/><text:tab/>4.2.1.3. Les distributeurs d’articles de sport</text:p>
      <text:p text:style-name="P17"><text:tab/>4.2.2. Les évènements et spectacles sportifs</text:p>
      <text:p text:style-name="P16"><text:span text:style-name="T6"><text:tab/><text:tab/>4.2.2.1. Les coûts de réalisation et d’organisation</text:span></text:p>
      <text:p text:style-name="P21">4.2.2.2. Les droits d’entrée</text:p>
      <text:p text:style-name="P17"><text:tab/><text:tab/>4.2.2.3. Les droits de retransmission (DR)</text:p>
      <text:p text:style-name="P17"><text:tab/><text:tab/>4.2.2.4. La médiatisation du sport</text:p>
      <text:p text:style-name="P17"><text:tab/>4.2.3. Le sponsoring, la publicité et le marketing sportif</text:p>
      <text:p text:style-name="P17"><text:tab/>4.2.4. Les marques de sport</text:p>
      <text:p text:style-name="P16"><text:span text:style-name="T6">4.3. L’évaluation du poids économique des pratiques sportives</text:span><text:span text:style-name="T4"> </text:span></text:p>
      <text:p text:style-name="P3"><text:tab/></text:p>
      <text:list xml:id="list202150765583486" text:continue-numbering="true" text:style-name="WW8Num9">
        <text:list-item>
          <text:p text:style-name="P7">Les approches scientifiques de l’économie du sport</text:p>
        </text:list-item>
      </text:list>
      <text:p text:style-name="P18">5.1. L’approche microéconomique du sport</text:p>
      <text:p text:style-name="P18">5.2. L’approche macroéconomique du sport</text:p>
      <text:p text:style-name="P20">5.3. L’approche mésoéconomique du sport</text:p>
      <text:p text:style-name="P18">5.4. L’approche socioéconomique du sport</text:p>
      <text:p text:style-name="P11"/>
      <text:p text:style-name="P9"/>
      <text:list xml:id="list202150232073197" text:continue-numbering="true" text:style-name="WW8Num9">
        <text:list-item>
          <text:p text:style-name="P8"><text:soft-page-break/>Les agents productifs du secteur</text:p>
        </text:list-item>
      </text:list>
      <text:p text:style-name="P22">Le bénévolat, les associations sportives et les clubs amateurs</text:p>
      <text:p text:style-name="P23">Le commerce et la distribution spécialisée sport</text:p>
      <text:p text:style-name="P24">Les spectacles sportifs</text:p>
      <text:p text:style-name="P24">Les retransmissions télévisées</text:p>
      <text:p text:style-name="P24">La presse sportive</text:p>
      <text:p text:style-name="P24">Le sponsoring sportif</text:p>
      <text:p text:style-name="P24">Les clubs professionn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padding-left="0.141cm" fo:padding-right="0.141cm" fo:padding-top="0.035cm" fo:padding-bottom="0.035cm" fo:border="0.51pt solid #000000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text-transform="uppercas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text-transform="uppercase" fo:color="#ff0000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81cm" fo:margin-right="0cm" fo:text-align="justify" style:justify-single-word="false" fo:text-indent="0cm" style:auto-text-indent="false" fo:keep-with-next="always"/>
      <style:text-properties fo:color="#ff0000"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text-transform="uppercase" style:font-name="Microsoft Sans Serif" fo:font-family="'Microsoft Sans Serif'" style:font-family-generic="swiss" style:font-pitch="variable" fo:font-size="10pt" fo:font-weight="bold" style:font-size-asian="10pt" style:font-weight-asian="bold" style:font-name-complex="Microsoft Sans Serif" style:font-family-complex="'Microsoft Sans Serif'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text-properties fo:text-transform="uppercase" fo:font-weight="bold" style:font-weight-asian="bol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trait_20_corps_20_de_20_texte_20_2" style:display-name="Retrait corps de texte 2" style:family="paragraph" style:parent-style-name="Standard">
      <style:paragraph-properties fo:margin-left="3.747cm" fo:margin-right="0cm" fo:text-indent="0cm" style:auto-text-indent="false"/>
      <style:text-properties fo:color="#ff0000" style:text-underline-style="solid" style:text-underline-width="auto" style:text-underline-color="font-color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fo:color="#000000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fo:font-weight="bold" style:font-weight-asian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fo:color="#000000"/>
    </style:style>
    <style:style style:name="WW8Num12z0" style:family="text">
      <style:text-properties fo:color="#000000"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5z0" style:family="text">
      <style:text-properties style:font-name-complex="Arial" style:font-family-complex="Arial" style:font-family-generic-complex="swiss" style:font-pitch-complex="variable"/>
    </style:style>
    <style:style style:name="WW8Num16z0" style:family="text"/>
    <style:style style:name="WW8Num17z0" style:family="text"/>
    <style:style style:name="WW8Num17z2" style:family="text">
      <style:text-properties fo:color="#000000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z0" style:num-format="1" text:start-value="4" text:display-levels="2">
        <style:list-level-properties text:list-level-position-and-space-mode="label-alignment">
          <style:list-level-label-alignment text:label-followed-by="listtab" text:list-tab-stop-position="1.683cm" fo:text-indent="-1.058cm" fo:margin-left="1.683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3.143cm" fo:text-indent="-1.27cm" fo:margin-left="3.143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5.027cm" fo:text-indent="-1.905cm" fo:margin-left="5.027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6.911cm" fo:text-indent="-2.54cm" fo:margin-left="6.911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8.17cm" fo:text-indent="-3.175cm" fo:margin-left="8.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2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7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z0" style:num-format="1" text:start-value="10" text:display-levels="2">
        <style:list-level-properties text:list-level-position-and-space-mode="label-alignment">
          <style:list-level-label-alignment text:label-followed-by="listtab" text:list-tab-stop-position="2.24cm" fo:text-indent="-1.058cm" fo:margin-left="2.24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3.634cm" fo:text-indent="-1.27cm" fo:margin-left="3.634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6.632cm" fo:text-indent="-1.905cm" fo:margin-left="6.632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7.814cm" fo:text-indent="-1.905cm" fo:margin-left="7.814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9.631cm" fo:text-indent="-2.54cm" fo:margin-left="9.631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10.813cm" fo:text-indent="-2.54cm" fo:margin-left="10.813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12.629cm" fo:text-indent="-3.175cm" fo:margin-left="12.6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783cm" fo:text-indent="-0.635cm" fo:margin-left="1.783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3.567cm" fo:text-indent="-1.27cm" fo:margin-left="3.567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4.715cm" fo:text-indent="-1.27cm" fo:margin-left="4.715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6.498cm" fo:text-indent="-1.905cm" fo:margin-left="6.498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7.646cm" fo:text-indent="-1.905cm" fo:margin-left="7.64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9.43cm" fo:text-indent="-2.54cm" fo:margin-left="9.43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10.578cm" fo:text-indent="-2.54cm" fo:margin-left="10.578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12.361cm" fo:text-indent="-3.175cm" fo:margin-left="12.3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2" text:style-name="WW8Num5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5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5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5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5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5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5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5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8">
        <style:list-level-properties text:list-level-position-and-space-mode="label-alignment">
          <style:list-level-label-alignment text:label-followed-by="listtab" text:list-tab-stop-position="1.217cm" fo:text-indent="-1.217cm" fo:margin-left="1.217cm"/>
        </style:list-level-properties>
      </text:list-level-style-number>
      <text:list-level-style-number text:level="2" text:style-name="WW8Num6z0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15.028cm" fo:text-indent="-2.54cm" fo:margin-left="15.028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18.161cm" fo:text-indent="-3.175cm" fo:margin-left="18.161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20.659cm" fo:text-indent="-3.175cm" fo:margin-left="20.659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23.791cm" fo:text-indent="-3.81cm" fo:margin-left="23.7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Times New Roman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1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1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1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1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1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1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1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1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7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1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2.201cm" fo:text-indent="-0.953cm" fo:margin-left="2.201cm"/>
        </style:list-level-properties>
      </text:list-level-style-number>
      <text:list-level-style-number text:level="3" text:style-name="WW8Num11z0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7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7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4z0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2.365cm" fo:text-indent="-0.953cm" fo:margin-left="2.365cm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text:list-tab-stop-position="4.096cm" fo:text-indent="-1.27cm" fo:margin-left="4.096cm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text:list-tab-stop-position="5.509cm" fo:text-indent="-1.27cm" fo:margin-left="5.509cm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text:list-tab-stop-position="7.557cm" fo:text-indent="-1.905cm" fo:margin-left="7.557cm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text:list-tab-stop-position="8.969cm" fo:text-indent="-1.905cm" fo:margin-left="8.969cm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text:list-tab-stop-position="11.017cm" fo:text-indent="-2.54cm" fo:margin-left="11.017cm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text:list-tab-stop-position="12.43cm" fo:text-indent="-2.54cm" fo:margin-left="12.43cm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text:list-tab-stop-position="14.478cm" fo:text-indent="-3.175cm" fo:margin-left="14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6.269cm" fo:text-indent="-1.27cm" fo:margin-left="6.26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8.768cm" fo:text-indent="-1.27cm" fo:margin-left="8.76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11.903cm" fo:text-indent="-1.905cm" fo:margin-left="11.903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14.402cm" fo:text-indent="-1.905cm" fo:margin-left="14.402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17.537cm" fo:text-indent="-2.54cm" fo:margin-left="17.537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20.036cm" fo:text-indent="-2.54cm" fo:margin-left="20.036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23.17cm" fo:text-indent="-3.175cm" fo:margin-left="23.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 text:start-value="3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19z0" style:num-format="1" text:start-value="3" text:display-levels="2">
        <style:list-level-properties text:list-level-position-and-space-mode="label-alignment">
          <style:list-level-label-alignment text:label-followed-by="listtab" text:list-tab-stop-position="2.506cm" fo:text-indent="-0.767cm" fo:margin-left="2.506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text:list-tab-stop-position="4.748cm" fo:text-indent="-1.27cm" fo:margin-left="4.748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text:list-tab-stop-position="6.488cm" fo:text-indent="-1.27cm" fo:margin-left="6.488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text:list-tab-stop-position="8.862cm" fo:text-indent="-1.905cm" fo:margin-left="8.862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text:list-tab-stop-position="10.601cm" fo:text-indent="-1.905cm" fo:margin-left="10.601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text:list-tab-stop-position="12.975cm" fo:text-indent="-2.54cm" fo:margin-left="12.975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text:list-tab-stop-position="14.714cm" fo:text-indent="-2.54cm" fo:margin-left="14.714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text:list-tab-stop-position="17.089cm" fo:text-indent="-3.175cm" fo:margin-left="17.0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Microsoft Sans Serif" fo:font-size="9pt" style:font-size-asian="9pt" style:font-name-complex="Microsoft Sans Serif" style:font-size-complex="9pt"/>
    </style:style>
    <style:page-layout style:name="Mpm1">
      <style:page-layout-properties fo:page-width="21.001cm" fo:page-height="29.7cm" style:num-format="1" style:print-orientation="portrait" fo:margin-top="1cm" fo:margin-bottom="1.25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troduction à l’économie du sport <text:s/>(D. Hillairet) – 2013-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e_learning</dc:title>
    <meta:initial-creator>Guillaume</meta:initial-creator>
    <meta:creation-date>2013-09-15T08:21:00</meta:creation-date>
    <dc:creator>UFR STAPS</dc:creator>
    <dc:date>2015-01-17T08:50:00</dc:date>
    <meta:print-date>2009-01-19T16:23:00</meta:print-date>
    <meta:editing-cycles>4</meta:editing-cycles>
    <meta:editing-duration>PT2M</meta:editing-duration>
    <meta:document-statistic meta:table-count="0" meta:image-count="0" meta:object-count="0" meta:page-count="2" meta:paragraph-count="59" meta:word-count="347" meta:character-count="2411" meta:non-whitespace-character-count="2110"/>
    <meta:generator>LibreOffice/5.1.5.2$MacOSX_X86_64 LibreOffice_project/7a864d8825610a8c07cfc3bc01dd4fce6a9447e5</meta:generator>
  </office:meta>
</office:document-meta>
</file>